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64cm"/>
    </style:style>
    <style:style style:name="co4" style:family="table-column">
      <style:table-column-properties fo:break-before="auto" style:column-width="2.82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shrink-to-fit="tru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"/>
        <table:table-row table:style-name="ro2">
          <table:table-cell table:number-columns-repeated="3"/>
          <table:table-cell table:style-name="ce6"/>
          <table:table-cell/>
        </table:table-row>
        <table:table-row table:style-name="ro4">
          <table:table-cell table:style-name="ce2" office:value-type="string">
            <text:p>Anzahl der Prozesse</text:p>
          </table:table-cell>
          <table:table-cell table:number-columns-repeated="2"/>
          <table:table-cell table:style-name="ce6"/>
          <table:table-cell/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106">
            <text:p>106</text:p>
          </table:table-cell>
          <table:table-cell/>
        </table:table-row>
        <table:table-row table:style-name="ro3">
          <table:covered-table-cell table:style-name="ce4"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23">
            <text:p>23</text:p>
          </table:table-cell>
          <table:table-cell/>
        </table:table-row>
        <table:table-row table:style-name="ro3">
          <table:covered-table-cell table:style-name="ce4"/>
          <table:table-cell office:value-type="string">
            <text:p>Gesamtzeit</text:p>
          </table:table-cell>
          <table:table-cell/>
          <table:table-cell table:style-name="ce6" office:value-type="float" office:value="129">
            <text:p>129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4" table:number-columns-spanned="1" table:number-rows-spanned="3">
            <text:p>4</text:p>
          </table:table-cell>
          <table:table-cell office:value-type="string">
            <text:p>Zeit zum Lesen der Datei</text:p>
          </table:table-cell>
          <table:table-cell/>
          <table:table-cell table:style-name="ce7" office:value-type="float" office:value="28.1">
            <text:p>28,1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7" office:value-type="float" office:value="5.4">
            <text:p>5,4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7" office:value-type="float" office:value="39.1">
            <text:p>39,1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8" table:number-columns-spanned="1" table:number-rows-spanned="3">
            <text:p>8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24.52">
            <text:p>24,52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2.28">
            <text:p>2,28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32.06">
            <text:p>32,06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16" table:number-columns-spanned="1" table:number-rows-spanned="3">
            <text:p>16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7.09">
            <text:p>7,09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1.03">
            <text:p>1,03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25.66">
            <text:p>25,66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24" table:number-columns-spanned="1" table:number-rows-spanned="3">
            <text:p>24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4.6">
            <text:p>4,6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0.64">
            <text:p>0,64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25.3">
            <text:p>25,3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32" table:number-columns-spanned="1" table:number-rows-spanned="3">
            <text:p>32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3.72">
            <text:p>3,72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0.51">
            <text:p>0,51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6" office:value-type="float" office:value="17.03">
            <text:p>17,03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64" table:number-columns-spanned="1" table:number-rows-spanned="3">
            <text:p>64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1.7">
            <text:p>1,7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0.21">
            <text:p>0,21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6" office:value-type="float" office:value="15.24">
            <text:p>15,24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15.09.2011</text:date>, <text:time>14:32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utzer </meta:initial-creator>
    <meta:creation-date>2011-08-16T14:20:30</meta:creation-date>
    <dc:date>2011-09-15T14:32:03</dc:date>
    <dc:creator>Benutzer </dc:creator>
    <meta:editing-duration>PT05H16M05S</meta:editing-duration>
    <meta:editing-cycles>55</meta:editing-cycles>
    <meta:generator>OpenOffice.org/3.2$Linux OpenOffice.org_project/320m19$Build-9505</meta:generator>
    <meta:document-statistic meta:table-count="3" meta:cell-count="50" meta:object-count="0"/>
  </office:meta>
</office:document-meta>
</file>